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</style:tab-stops>
      </style:paragraph-properties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5.239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3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22.595cm"/>
          <style:tab-stop style:position="24.342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  <style:text-properties style:font-name="Arial" fo:font-size="11pt" style:font-size-asian="11pt" style:font-name-complex="Arial"/>
    </style:style>
    <style:style style:name="P6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.265cm"/>
          <style:tab-stop style:position="6.244cm"/>
        </style:tab-stops>
      </style:paragraph-properties>
    </style:style>
    <style:style style:name="P10" style:family="paragraph" style:parent-style-name="Standard">
      <style:paragraph-properties fo:margin-left="4.815cm" fo:margin-right="0cm" fo:text-indent="-4.763cm" style:auto-text-indent="false">
        <style:tab-stops>
          <style:tab-stop style:position="41.857cm"/>
          <style:tab-stop style:position="43.603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1" style:family="paragraph" style:parent-style-name="Standard">
      <style:paragraph-properties fo:margin-left="5.239cm" fo:margin-right="0cm" fo:text-indent="-5.212cm" style:auto-text-indent="false">
        <style:tab-stops>
          <style:tab-stop style:position="8.251cm"/>
        </style:tab-stops>
      </style:paragraph-properties>
    </style:style>
    <style:style style:name="P12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  <style:tab-stop style:position="13.467cm"/>
        </style:tab-stops>
      </style:paragraph-properties>
    </style:style>
    <style:style style:name="P13" style:family="paragraph" style:parent-style-name="Standard">
      <style:paragraph-properties fo:margin-left="5.292cm" fo:margin-right="0cm" fo:text-indent="-5.292cm" style:auto-text-indent="false">
        <style:tab-stops>
          <style:tab-stop style:position="13.467cm"/>
        </style:tab-stops>
      </style:paragraph-properties>
      <style:text-properties style:font-name="Arial" style:font-name-complex="Arial"/>
    </style:style>
    <style:style style:name="P14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5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</style:tab-stops>
      </style:paragraph-properties>
    </style:style>
    <style:style style:name="P17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</style:style>
    <style:style style:name="P18" style:family="paragraph" style:parent-style-name="Standard">
      <style:paragraph-properties fo:margin-left="5.318cm" fo:margin-right="0cm" fo:text-indent="-5.292cm" style:auto-text-indent="false">
        <style:tab-stops>
          <style:tab-stop style:position="43.868cm"/>
          <style:tab-stop style:position="45.614cm"/>
        </style:tab-stops>
      </style:paragraph-properties>
    </style:style>
    <style:style style:name="P19" style:family="paragraph" style:parent-style-name="Standard">
      <style:paragraph-properties fo:margin-left="5.292cm" fo:margin-right="0cm" fo:text-indent="-4.763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20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</style:style>
    <style:style style:name="P21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22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style:font-size-asian="11pt" style:font-name-complex="Arial"/>
    </style:style>
    <style:style style:name="P23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fo:color="#000000" style:font-name="Arial" fo:font-size="11pt" style:font-size-asian="11pt" style:font-name-complex="Arial"/>
    </style:style>
    <style:style style:name="P25" style:family="paragraph" style:parent-style-name="Standard">
      <style:paragraph-properties fo:margin-left="5.239cm" fo:margin-right="0cm" fo:text-indent="-4.524cm" style:auto-text-indent="false" fo:break-before="page">
        <style:tab-stops>
          <style:tab-stop style:position="43.55cm"/>
          <style:tab-stop style:position="45.297cm"/>
        </style:tab-stops>
      </style:paragraph-properties>
    </style:style>
    <style:style style:name="P26" style:family="paragraph" style:parent-style-name="Standard" style:master-page-name="">
      <style:paragraph-properties fo:margin-left="5.292cm" fo:margin-right="0cm" fo:orphans="0" fo:widows="0" fo:hyphenation-ladder-count="no-limit" fo:text-indent="-4.498cm" style:auto-text-indent="false" style:page-number="auto" style:text-autospace="none" style:punctuation-wrap="simple" style:vertical-align="baseline" style:writing-mode="lr-tb">
        <style:tab-stops>
          <style:tab-stop style:position="43.762cm"/>
          <style:tab-stop style:position="45.508cm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</style:tab-stops>
      </style:paragraph-properties>
      <style:text-properties style:font-name="Arial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4" style:family="text">
      <style:text-properties style:font-name="Arial" fo:font-size="11pt" fo:font-style="italic" style:font-size-asian="11pt" style:font-style-asian="italic" style:font-name-complex="Arial"/>
    </style:style>
    <style:style style:name="T5" style:family="text">
      <style:text-properties fo:color="#000000" style:font-name="Arial" fo:font-size="11pt" style:font-size-asian="11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Vladimir Deminenko</text:p>
      <text:p text:style-name="P28"/>
      <text:p text:style-name="P1"/>
      <text:p text:style-name="P1">Stand 06/2016</text:p>
      <text:p text:style-name="P1"/>
      <text:p text:style-name="P1"/>
      <text:p text:style-name="P1"/>
      <text:p text:style-name="P6"><text:span text:style-name="T1">Ausbildung:<text:tab/></text:span><text:span text:style-name="T2">Diplom Informatiker</text:span></text:p>
      <text:p text:style-name="P2"/>
      <text:p text:style-name="P6"><text:span text:style-name="T1">Geburtsjahr:</text:span><text:span text:style-name="T2"><text:tab/>1960</text:span></text:p>
      <text:p text:style-name="P2"/>
      <text:p text:style-name="P6"><text:span text:style-name="T1">EDV - Erfahrung seit:</text:span><text:span text:style-name="T2"><text:tab/>1981</text:span></text:p>
      <text:p text:style-name="P2"/>
      <text:p text:style-name="P6"><text:span text:style-name="T1">Staatsbürgerschaft</text:span><text:span text:style-name="T2">:<text:tab/>deutsch</text:span></text:p>
      <text:p text:style-name="P2"/>
      <text:p text:style-name="P7"><text:span text:style-name="T1">Kontaktdaten</text:span><text:span text:style-name="T2">:<text:tab/><text:line-break/></text:span><text:span text:style-name="T3">Anschrift</text:span><text:span text:style-name="T2">:<text:tab/>Wasserstr. 32, 59423 Unna, NRW<text:line-break/></text:span><text:span text:style-name="T3">Telefon</text:span><text:span text:style-name="T2">:<text:tab/>+49 2303 592605</text:span></text:p>
      <text:p text:style-name="P7"><text:span text:style-name="T3">Email</text:span><text:span text:style-name="T2">:<text:tab/></text:span><text:a xlink:type="simple" xlink:href="mailto:vladimir.deminenko@googlemail.com" text:style-name="Internet_20_link" text:visited-style-name="Visited_20_Internet_20_Link"><text:span text:style-name="Internet_20_link"><text:span text:style-name="T2">vladimir.deminenko@gmail.com</text:span></text:span></text:a></text:p>
      <text:p text:style-name="P3"/>
      <text:p text:style-name="P8"><text:span text:style-name="T1">Sprachkenntnisse:</text:span><text:span text:style-name="T2"><text:tab/>Russisch<text:tab/>-<text:tab/>Muttersprache</text:span></text:p>
      <text:p text:style-name="P5"><text:tab/>Deutsch<text:tab/>-<text:tab/>Verhandlungssichern</text:p>
      <text:p text:style-name="P5"><text:tab/>Englisch<text:tab/>-<text:tab/>erweitere Grundkenntnisse</text:p>
      <text:p text:style-name="P2"/>
      <text:p text:style-name="P6"><text:span text:style-name="T1">Tätigkeiten:</text:span><text:span text:style-name="T2"><text:tab/>Business Analyst, Architekt, Entwickler und Tester,<text:line-break/><text:tab/>Projektleiter</text:span></text:p>
      <text:p text:style-name="P10"/>
      <text:p text:style-name="P11"><text:span text:style-name="T1">Branchen / Firmen:<text:tab/></text:span><text:span text:style-name="T3">Computer-<text:line-break/>Technologien</text:span><text:span text:style-name="T2">:<text:tab/>Firma dualutions GmbH, Köln<text:line-break/><text:tab/>Firma Sodejstwie, Almaty<text:line-break/><text:tab/>Firma Trit-Computers, Almaty <text:line-break/><text:line-break/><text:tab/>Forschungs- und Produktionsvereinigung <text:tab/>Prognostika bei der Akademie<text:line-break/><text:tab/>der Wissenschaften UdSSR, Almaty<text:line-break/><text:line-break/><text:tab/>Institut für Mathematik bei der Akademie<text:line-break/><text:tab/>der Wissenschaften Kasachstan, Almaty<text:line-break/><text:line-break/><text:tab/>Kasachisch-amerikanischen Unternehmen <text:tab/>Glotur, Almaty</text:span><text:span text:style-name="T1"><text:line-break/></text:span><text:span text:style-name="T2"><text:line-break/><text:tab/>Konstruktionsbüro in der Forschungs-<text:line-break/><text:tab/>und Produktionsvereinigung<text:line-break/><text:tab/>für Wirtschaftsinformatik, Almaty</text:span></text:p>
      <text:p text:style-name="P12"><text:span text:style-name="T2"><text:line-break/><text:tab/>Sowjetisch-englischen Unternehmen<text:line-break/><text:tab/>Computers Systems &amp; Technologies, Moskau<text:line-break/><text:line-break/><text:tab/>Firma TechDo GmbH, Recklinghausen<text:line-break/><text:line-break/></text:span><text:span text:style-name="T3">Landwirtschaft</text:span><text:span text:style-name="T2">:<text:tab/>Rechenzentrum<text:line-break/><text:tab/>bei dem Landwirtschaftsministerium, Almaty</text:span></text:p>
      <text:p text:style-name="P13"/>
      <text:p text:style-name="P16"><text:span text:style-name="T2"><text:tab/></text:span><text:span text:style-name="T3">Logistik</text:span><text:span text:style-name="T2">: <text:tab/>Konstruktionsbüro von Verkehrsministerium,<text:line-break/><text:tab/>Almaty</text:span></text:p>
      <text:p text:style-name="P16"><text:span text:style-name="T2"><text:line-break/></text:span><text:span text:style-name="T3">Medizin</text:span><text:span text:style-name="T5">:<text:tab/>Firma MedVision AG, Unna<text:line-break/></text:span></text:p>
      <text:p text:style-name="P18"><text:span text:style-name="T1">Fachliche Schwerpunkte:<text:tab/></text:span><text:span text:style-name="T2">Delphi- und Datenbanken- Entwicklung, Firebird, Windows</text:span></text:p>
      <text:p text:style-name="P14"><text:soft-page-break/></text:p>
      <text:p text:style-name="P17"><text:span text:style-name="T1">Betriebssysteme:</text:span><text:span text:style-name="T2"><text:tab/>Android, Windows, MS-DOS, RT-11, DOS-ES</text:span></text:p>
      <text:p text:style-name="P4"/>
      <text:p text:style-name="P9"><text:span text:style-name="T1">Programmiersprachen:<text:tab/></text:span><text:span text:style-name="T2">Delphi- Entwickler seit 1989 (damals Turbo-Pascal 5.0/5.5)</text:span></text:p>
      <text:p text:style-name="P19"><text:tab/>Java- Entwickler seit 2005<text:line-break/>C#- Entwickler seit 2008<text:line-break/>PHP-Entwickler seit 2008<text:line-break/>Oracle PL/SQL- Entwickler seit 2008<text:line-break/>PL/I- Entwickler seit 1981<text:line-break/></text:p>
      <text:p text:style-name="P19"/>
      <text:p text:style-name="P18"><text:span text:style-name="T1">Datenbanken:<text:tab/></text:span><text:span text:style-name="T2">Oracle 9i/11i, Firebird 1.5, MySQL, MS Access, Sybase 5.5,<text:line-break/>DB Paradox, MDBS III</text:span></text:p>
      <text:p text:style-name="P10"/>
      <text:p text:style-name="P17"><text:span text:style-name="T1">Regionale Flexibilität:</text:span><text:span text:style-name="T2"><text:tab/>international, mobil, derzeit in Unna</text:span></text:p>
      <text:p text:style-name="P15"/>
      <text:p text:style-name="P17"><text:span text:style-name="T1">Web Servers:<text:tab/></text:span><text:span text:style-name="T2">Apache, IIS</text:span></text:p>
      <text:p text:style-name="P15"/>
      <text:p text:style-name="P14">Praxis:</text:p>
      <text:p text:style-name="P20"><text:span text:style-name="T2">09/2014-09/2015<text:tab/></text:span><text:span text:style-name="T1">Firma Delco GmbH, Lippstadt</text:span><text:span text:style-name="T2"><text:line-break/>Aufgaben:<text:line-break/>Weiterentwicklung, Pflege und Betreuung der ERP- Systemen<text:line-break/><text:line-break/>Delphi 5, Firebird 1.5, Firebird 2.5, Java<text:line-break/>MS Windows, Android </text:span></text:p>
      <text:p text:style-name="P21"/>
      <text:p text:style-name="P14"/>
      <text:p text:style-name="P20"><text:span text:style-name="T2">05/2006-12/2009<text:tab/></text:span><text:span text:style-name="T1">Firma TechDo GmbH, Recklinghausen</text:span><text:span text:style-name="T2"><text:line-break/>Aufgaben:<text:line-break/>Weiterentwicklung, Pflege und Betreuung der TechDo- Systemen<text:line-break/><text:line-break/>Delphi 5, Delphi 7 - Delphi 2007, C#, PHP, PL/SQL, Oracle 9i/11i,<text:line-break/>Firebird 1.5, IBExpert, MySQL, MS Access </text:span></text:p>
      <text:p text:style-name="P21"/>
      <text:p text:style-name="P26"><text:span text:style-name="T2">08/2005-09/2005<text:tab/></text:span><text:span text:style-name="T1">Praktikum bei der Firma dualutions GmbH, Köln</text:span><text:span text:style-name="T2"><text:line-break/>Aufgaben:<text:line-break/>Entwicklung der graphischer Oberfläche<text:line-break/><text:line-break/>Java, Framework JGoodies Looks und Form</text:span></text:p>
      <text:p text:style-name="P21"/>
      <text:p text:style-name="P20"><text:span text:style-name="T2">12/2003-01/2004<text:tab/></text:span><text:span text:style-name="T1">Firma Weisband Informatik, Düsseldorf</text:span><text:span text:style-name="T2"><text:line-break/>Aufgaben:<text:line-break/>Entwicklung eines Automaten</text:span></text:p>
      <text:p text:style-name="P22"><text:line-break/>Java</text:p>
      <text:p text:style-name="P21"/>
      <text:p text:style-name="P20"><text:span text:style-name="T2">01/2001-12/2003<text:tab/></text:span><text:span text:style-name="T1">Firma MedVision GmbH, Unna</text:span><text:span text:style-name="T2"><text:line-break/>Aufgaben:<text:line-break/>Entwicklung der Berichtssystemen</text:span></text:p>
      <text:p text:style-name="P22"><text:line-break/>Delphi 5/7, Sybase 5.5</text:p>
      <text:p text:style-name="P21"/>
      <text:p text:style-name="P20"><text:span text:style-name="T2">01/1998-01/2001<text:tab/></text:span><text:span text:style-name="T1">Firma Trit-Computers, Almaty</text:span><text:span text:style-name="T2"><text:line-break/>Aufgaben:<text:line-break/>Entwicklung und Projektleitung der Billingssystemen<text:line-break/><text:line-break/>Delphi, 1S, Paradox</text:span></text:p>
      <text:p text:style-name="P21"/>
      <text:p text:style-name="P24"/>
      <text:p text:style-name="P25"><text:span text:style-name="T5">10/1995-12/1997<text:tab/></text:span><text:span text:style-name="T1">Kasachisch-amerikanischen Unternehmen Glotur, Almaty</text:span><text:span text:style-name="T2"><text:line-break/>Aufgaben: <text:line-break/>Entwicklung eines Handelssystems</text:span></text:p>
      <text:p text:style-name="P20"><text:span text:style-name="T4"><text:line-break/></text:span><text:span text:style-name="T2">Delphi, 1S, Paradox1/1994-10/1995<text:tab/></text:span><text:span text:style-name="T1">Institut für Mathematik bei der Akademie der Wissenschaften Kasachstan, Almaty</text:span><text:span text:style-name="T2"><text:line-break/>Aufgaben:</text:span><text:span text:style-name="T1"><text:line-break/></text:span><text:span text:style-name="T2">Entwicklung der Büchereissystems für die Wissenschaftsakademie Kasachstan<text:line-break/><text:line-break/>Turbo Pascal 5.5, </text:span><text:span text:style-name="T1"><text:s/></text:span><text:span text:style-name="T2">Paradox</text:span></text:p>
      <text:p text:style-name="P21"/>
      <text:p text:style-name="P20"><text:span text:style-name="T2">03/1992-05/1993<text:tab/></text:span><text:span text:style-name="T1">Firma Sodejstwie, Almaty</text:span><text:span text:style-name="T2"><text:line-break/>Aufgaben: <text:line-break/>Entwicklung eines Buchhaltungssystems<text:line-break/><text:line-break/>Turbo Pascal 5.5, <text:s/>Paradox</text:span></text:p>
      <text:p text:style-name="P21"/>
      <text:p text:style-name="P20"><text:span text:style-name="T5">04/1991-01/1992<text:tab/></text:span><text:span text:style-name="T1">Forschungs- und Produktionsvereinigung Prognostika<text:line-break/>bei der Akademie der Wissenschaften <text:s/>UdSSR, Almaty<text:line-break/></text:span><text:span text:style-name="T2">Aufgaben:<text:line-break/>Informatiker- Konsultant</text:span></text:p>
      <text:p text:style-name="P23"/>
      <text:p text:style-name="P20"><text:span text:style-name="T5">01/1990-04/1991<text:tab/></text:span><text:span text:style-name="T1">Sowjetisch-englischen Unternehmen<text:line-break/>Computers Systems &amp; Technologies, Moskau<text:line-break/></text:span><text:span text:style-name="T2">Aufgaben:<text:line-break/>Entwicklung der Logistik- und Buchhaltungssystemen für Transportgesellschaft Sovtransauto<text:line-break/><text:line-break/>MDBS III, Turbo Pascal 5.5</text:span></text:p>
      <text:p text:style-name="P23"/>
      <text:p text:style-name="P20"><text:span text:style-name="T5">10/1987-12/1989<text:tab/></text:span><text:span text:style-name="T1">Konstruktionsbüro in der Forschungs- und Produktionsvereinigung für Wirtschaftsinformatik, Almaty<text:line-break/></text:span><text:span text:style-name="T2">Aufgaben:<text:line-break/>Entwicklung der City Hall Systemen<text:line-break/><text:line-break/>DEC PDP-11, Assembler, Pascal, Fortran<text:line-break/></text:span></text:p>
      <text:p text:style-name="P20"><text:span text:style-name="T5">09/1986-10/1987<text:tab/></text:span><text:span text:style-name="T1">Konstruktionsbüro von Verkehrsministerium, Almaty<text:line-break/></text:span><text:span text:style-name="T2">Aufgaben:</text:span><text:span text:style-name="T1"><text:line-break/></text:span><text:span text:style-name="T2">Entwicklung der Logistik- Systemen<text:line-break/><text:line-break/>SM-2, Assembler, Fortran</text:span></text:p>
      <text:p text:style-name="P23"/>
      <text:p text:style-name="P20"><text:span text:style-name="T5">08/1981-09/1986<text:tab/></text:span><text:span text:style-name="T1">Rechenzentrum bei dem Landwirtschaftsministerium, Almaty<text:line-break/></text:span><text:span text:style-name="T2">Aufgaben:<text:line-break/>Entwicklung der Berichtssystemen<text:line-break/><text:line-break/>IBM 360/370, PL/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de" fo:country="DE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mir Deminenko</meta:initial-creator>
    <meta:creation-date>2011-02-14T03:58:00</meta:creation-date>
    <dc:date>2016-06-10T16:19:32.41</dc:date>
    <meta:editing-cycles>21</meta:editing-cycles>
    <meta:editing-duration>PT48M25S</meta:editing-duration>
    <meta:generator>OpenOffice/4.1.1$Win32 OpenOffice.org_project/411m6$Build-9775</meta:generator>
    <meta:print-date>2016-04-11T19:36:07.23</meta:print-date>
    <meta:document-statistic meta:table-count="0" meta:image-count="0" meta:object-count="0" meta:page-count="3" meta:paragraph-count="40" meta:word-count="431" meta:character-count="3912"/>
  </office:meta>
</office:document-meta>
</file>